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leObj6" manifest:media-type="application/octet-stream"/>
  <manifest:file-entry manifest:full-path="ObjectReplacements/OleObj1" manifest:media-type=""/>
  <manifest:file-entry manifest:full-path="ObjectReplacements/OleObj9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10" manifest:media-type=""/>
  <manifest:file-entry manifest:full-path="ObjectReplacements/OleObj11" manifest:media-type=""/>
  <manifest:file-entry manifest:full-path="ObjectReplacements/OleObj12" manifest:media-type=""/>
  <manifest:file-entry manifest:full-path="ObjectReplacements/OleObj13" manifest:media-type=""/>
  <manifest:file-entry manifest:full-path="ObjectReplacements/OleObj14" manifest:media-type=""/>
  <manifest:file-entry manifest:full-path="ObjectReplacements/OleObj15" manifest:media-type=""/>
  <manifest:file-entry manifest:full-path="ObjectReplacements/OleObj16" manifest:media-type=""/>
  <manifest:file-entry manifest:full-path="ObjectReplacements/OleObj17" manifest:media-type=""/>
  <manifest:file-entry manifest:full-path="ObjectReplacements/OleObj18" manifest:media-type=""/>
  <manifest:file-entry manifest:full-path="ObjectReplacements/OleObj19" manifest:media-type=""/>
  <manifest:file-entry manifest:full-path="OleObj1" manifest:media-type="application/octet-stream"/>
  <manifest:file-entry manifest:full-path="OleObj9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JetBrains Mono" svg:font-family="'JetBrains Mono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50%" fo:text-align="justify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7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10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color="#000000" style:font-name="Times New Roman" fo:font-size="10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color="#000000" style:font-name="JetBrains Mono" fo:font-size="10pt" fo:font-weight="normal" fo:background-color="transparent" style:font-name-asian="JetBrains Mono" style:font-name-complex="JetBrains Mono"/>
    </style:style>
    <style:style style:name="P14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officeooo:paragraph-rsid="000b1611"/>
    </style:style>
    <style:style style:name="P16" style:family="paragraph" style:parent-style-name="Standard">
      <style:paragraph-properties fo:margin-top="0in" fo:margin-bottom="0.139in" loext:contextual-spacing="false" fo:line-height="150%" fo:text-align="justify" style:justify-single-word="false"/>
    </style:style>
    <style:style style:name="P17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officeooo:paragraph-rsid="000b1611"/>
    </style:style>
    <style:style style:name="P18" style:family="paragraph" style:parent-style-name="Standard">
      <style:paragraph-properties fo:margin-top="0in" fo:margin-bottom="0.111in" loext:contextual-spacing="false" fo:line-height="105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margin-top="0in" fo:margin-bottom="0.111in" loext:contextual-spacing="false" fo:line-height="105%" fo:text-align="justify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bold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5" style:family="text">
      <style:text-properties fo:color="#000000" style:font-name="JetBrains Mono" fo:font-size="10pt" fo:font-weight="normal" fo:background-color="transparent" loext:char-shading-value="0" style:font-name-asian="JetBrains Mono" style:font-name-complex="JetBrains Mono"/>
    </style:style>
    <style:style style:name="T6" style:family="text">
      <style:text-properties fo:color="#000000" style:font-name="Times New Roman" fo:font-size="10pt" fo:font-weight="normal" fo:background-color="transparent" loext:char-shading-value="0" style:font-name-asian="Times New Roman" style:font-name-complex="Times New Roman"/>
    </style:style>
    <style:style style:name="T7" style:family="text">
      <style:text-properties fo:color="#0000ff" style:font-name="JetBrains Mono" fo:font-size="10pt" fo:font-weight="normal" fo:background-color="transparent" loext:char-shading-value="0" style:font-name-asian="JetBrains Mono" style:font-name-complex="JetBrains Mono"/>
    </style:style>
    <style:style style:name="T8" style:family="text">
      <style:text-properties fo:color="#808080" style:font-name="JetBrains Mono" fo:font-size="10pt" fo:font-style="italic" fo:font-weight="normal" fo:background-color="transparent" loext:char-shading-value="0" style:font-name-asian="JetBrains Mono" style:font-name-complex="JetBrains Mono"/>
    </style:style>
    <style:style style:name="T9" style:family="text">
      <style:text-properties fo:color="#808080" style:font-name="Times New Roman" fo:font-size="10pt" fo:font-style="italic" fo:font-weight="normal" fo:background-color="transparent" loext:char-shading-value="0" style:font-name-asian="Times New Roman" style:font-name-complex="Times New Roman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3 <text:s text:c="6"/>-- Algoritm evolutiv </text:p>
      <text:p text:style-name="P4"/>
      <text:p text:style-name="P1"><text:span text:style-name="T1"><text:tab/>Problema rucsacului: dată fiind o mulțime de elemente, fiecare cu o greutate și o valoare, se determină numărul din fiecare element al mulțimii care poate fi inclus într-o colecție, astfel încât greutatea totală să fie mai mică sau egală cu o anumită limită și valoarea totală să fie cât mai mare. </text:span></text:p>
      <text:p text:style-name="P1"><text:span text:style-name="T1"><text:tab/>Problema comis voiajorului: date fiind coordonatele unui număr de orașe, trebuie stabilită o ruta astfel încât să se parcurgă toate orașele o singură dată iar distanța să fie minimă.</text:span></text:p>
      <text:p text:style-name="P1"><text:span text:style-name="T1"><text:tab/>Prezentăm un algoritm evolutiv pentru aceste probleme.</text:span></text:p>
      <text:p text:style-name="P1"><text:span text:style-name="T1"/></text:p>
      <text:p text:style-name="P5">1. Algoritmi evolutivi pentru <text:s/>problema rucsacului</text:p>
      <text:p text:style-name="P5"/>
      <text:p text:style-name="P1"><text:span text:style-name="T1">- <text:s/>se genereaza <text:s text:c="2"/>soluții aleatoare in formă binară valide, in cadrul populatiei de dimensiune stabilita, </text:span></text:p>
      <text:p text:style-name="P2"><draw:frame draw:style-name="fr1" draw:name="1" text:anchor-type="as-char" svg:width="6in" style:rel-width="scale" svg:height="3.0311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7"/>
      <text:p text:style-name="P7">-determinam descendenti prin selectia turnir a parintilor, incrucisare si mutatie.</text:p>
      <text:p text:style-name="P2"><text:soft-page-break/><draw:frame draw:style-name="fr1" draw:name="2" text:anchor-type="as-char" svg:width="6in" style:rel-width="scale" svg:height="6.0209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><text:soft-page-break/><draw:frame draw:style-name="fr1" draw:name="3" text:anchor-type="as-char" svg:width="5.1043in" style:rel-width="scale" svg:height="3.7291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7"/>
      <text:p text:style-name="P7">- Folosim incrucisarea uniforma si cea intr-un punct de taietura pentru cele 2 variante de algoritmi evolutivi:</text:p>
      <text:p text:style-name="P17"><text:soft-page-break/><text:span text:style-name="T1">varianta 1: </text:span><draw:frame draw:style-name="fr1" draw:name="4" text:anchor-type="as-char" svg:width="6in" style:rel-width="scale" svg:height="4.5937in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varianta 2:</text:p>
      <text:p text:style-name="P2"><draw:frame draw:style-name="fr1" draw:name="5" text:anchor-type="as-char" svg:width="6in" style:rel-width="scale" svg:height="4.0626in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8"/>
      <text:p text:style-name="P7">- determin best-ul in fiecare generatie </text:p>
      <text:p text:style-name="P2"><draw:frame draw:style-name="fr1" draw:name="6" text:anchor-type="as-char" svg:width="6in" style:rel-width="scale" svg:height="1.052in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2"><text:span text:style-name="T3">- </text:span><text:span text:style-name="T1">iar mai apoi din toate generatiile determin cea mai buna solutie</text:span></text:p>
      <text:p text:style-name="P2"><draw:frame draw:style-name="fr1" draw:name="7" text:anchor-type="as-char" svg:width="6in" style:rel-width="scale" svg:height="1.2083in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8"/>
      <text:p text:style-name="P2"><text:span text:style-name="T1">- din 10 iteratii, determinăm soluția cea mai bună, cea mai slabă și respectiv calitatea medie a soluțiilor dar și timpul mediu de execuție</text:span></text:p>
      <text:p text:style-name="P1"><text:span text:style-name="T1"><text:tab/>- datele obținute sunt stocate în fișier.</text:span></text:p>
      <text:p text:style-name="P2"><text:soft-page-break/><draw:frame draw:style-name="fr1" draw:name="8" text:anchor-type="as-char" svg:width="6in" style:rel-width="scale" svg:height="1.6146in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1"><text:span text:style-name="T2">2. Algoritmi evolutivi pentru problema comis-voiajorului</text:span></text:p>
      <text:p text:style-name="P8">- generez solutii in cadrul populatiei pana la dimensiunea stabilita</text:p>
      <text:p text:style-name="P2"><draw:frame draw:style-name="fr1" draw:name="9" text:anchor-type="as-char" svg:width="6in" style:rel-width="scale" svg:height="2.4374in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8">-pe baza fitness-ului pastrez elita populatiei precedente, dupa care generez noua populatie pe baza incrucisarii, mutatiei, iar apoi selectez descendentii </text:p>
      <text:p text:style-name="P2"><text:soft-page-break/><draw:frame draw:style-name="fr1" draw:name="10" text:anchor-type="as-char" svg:width="6in" style:rel-width="scale" svg:height="4.0311in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>-functiile de incrucisare , mutatie, selectie</text:p>
      <text:p text:style-name="P2"><draw:frame draw:style-name="fr1" draw:name="11" text:anchor-type="as-char" svg:width="6in" style:rel-width="scale" svg:height="2.0102in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2"><text:soft-page-break/><draw:frame draw:style-name="fr1" draw:name="12" text:anchor-type="as-char" svg:width="6in" style:rel-width="scale" svg:height="5.0728in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"><draw:frame draw:style-name="fr1" draw:name="13" text:anchor-type="as-char" svg:width="6in" style:rel-width="scale" svg:height="1.6354in" style:rel-height="scale" draw:z-index="12"><draw:object-ole xlink:href="./OleObj13" xlink:type="simple" xlink:show="embed" xlink:actuate="onLoad"/><draw:image xlink:href="./ObjectReplacements/OleObj13" xlink:type="simple" xlink:show="embed" xlink:actuate="onLoad"/></draw:frame></text:p>
      <text:p text:style-name="P2"><text:span text:style-name="T1">- din 10 iteratii, determinăm soluția cea mai bună, cea mai slabă și respectiv calitatea medie a soluțiilor dar și timpul mediu de execuție</text:span></text:p>
      <text:p text:style-name="P2"><text:soft-page-break/><draw:frame draw:style-name="fr1" draw:name="14" text:anchor-type="as-char" svg:width="3.1563in" style:rel-width="scale" svg:height="3.9583in" style:rel-height="scale" draw:z-index="13"><draw:object-ole xlink:href="./OleObj14" xlink:type="simple" xlink:show="embed" xlink:actuate="onLoad"/><draw:image xlink:href="./ObjectReplacements/OleObj14" xlink:type="simple" xlink:show="embed" xlink:actuate="onLoad"/></draw:frame></text:p>
      <text:p text:style-name="P8"/>
      <text:p text:style-name="P1"><text:span text:style-name="T1">- datele obținute sunt stocate în fișier.</text:span></text:p>
      <text:p text:style-name="P8"/>
      <text:p text:style-name="P6">3. Analiza datelor</text:p>
      <text:p text:style-name="P6"/>
      <text:p text:style-name="P8">3.1 Problema rucsacului</text:p>
      <text:p text:style-name="P8"/>
      <text:p text:style-name="P2"><text:span text:style-name="T5">population_size=</text:span><text:span text:style-name="T7">100<text:line-break/></text:span><text:span text:style-name="T5">num_generations=</text:span><text:span text:style-name="T7">1000<text:line-break/></text:span><text:span text:style-name="T5">crossover_probability=</text:span><text:span text:style-name="T7">0.5<text:line-break/></text:span><text:span text:style-name="T5">mutation_probability=</text:span><text:span text:style-name="T7">0.5<text:line-break/></text:span><text:span text:style-name="T5">tournament_size = </text:span><text:span text:style-name="T7">2<text:line-break/></text:span><text:span text:style-name="T5">elite_percentage = </text:span><text:span text:style-name="T7">0.1</text:span></text:p>
      <text:p text:style-name="P8">a) rucsac-20.txt</text:p>
      <text:p text:style-name="P8">n = 20</text:p>
      <text:p text:style-name="P8">capacitate = 524</text:p>
      <text:p text:style-name="P10">greutati = [91, 60, 61, 9, 79, 46, 19, 57, 8, 84, 20, 72, 32, 31, 28, 81, 55, 43, 100, 27]</text:p>
      <text:p text:style-name="P10">valori = [29, 65, 71, 60, 45, 71, 22, 97, 6, 91, 57, 60, 49, 89, 2, 30, 90, 25, 82, 19]</text:p>
      <text:p text:style-name="P11"><text:soft-page-break/></text:p>
      <text:p text:style-name="P8">b) rucsac-200.txt</text:p>
      <text:p text:style-name="P18">n = 200</text:p>
      <text:p text:style-name="P18">capacitate = 112648</text:p>
      <text:p text:style-name="P19">greutati = [835, 1670, 3340, 1087, 1087, 517, 1034, 2068, 1034, 630, 1260, 1260, 1071, 165, 330, 495, 176, 663, 1326, 1326, 984, 1968, 2952, 829, 1658, 3316, 829, 663, 1326, 1989, 1086, 1086, 639, 1278, 2556, 1917, 895, 1790, 3580, 888, 1776, 3552, 2664, 232, 464, 928, 464, 472, 944, 691, 1382, 2764, 1052, 1052, 1057, 2114, 2114, 456, 912, 651, 1302, 1953, 711, 1422, 1042, 232, 464, 696, 1099, 1099, 1029, 2058, 4116, 139, 297, 602, 602, 461, 922, 461, 231, 462, 924, 895, 1790, 1790, 888, 1776, 2664, 575, 1150, 2300, 524, 1048, 1572, 1063, 2126, 1063, 912, 1824, 3648, 2736, 1095, 2190, 3285, 1042, 2084, 2084, 770, 1540, 3080, 973, 1946, 1017, 697, 1394, 2788, 697, 586, 1172, 1758, 734, 1468, 2936, 734, 437, 874, 437, 365, 365, 794, 1588, 2382, 987, 1974, 1974, 258, 258, 907, 1814, 3628, 2721, 304, 608, 1216, 912, 575, 1150, 2300, 1725, 300, 600, 979, 1958, 220, 440, 660, 958, 1916, 3832, 303, 606, 606, 789, 789, 832, 1664, 982, 851, 1702, 3404, 686, 1372, 543, 543, 303, 606, 909, 864, 1728, 3456, 864, 522, 1044, 2088, 1044, 703, 1406, 2812, 2109, 1021, 2042, 4084, 2042, 753, 1506, 3012, 2259, 801, 1602]</text:p>
      <text:p text:style-name="P10">valori = [735, 1470, 2940, 987, 987, 417, 834, 1668, 834, 530, 1060, 1060, 971, 65, 130, 195, 76, 563, 1126, 1126, 884, 1768, 2652, 729, 1458, 2916, 729, 563, 1126, 1689, 986, 986, 539, 1078, 2156, 1617, 795, 1590, 3180, 788, 1576, 3152, 2364, 132, 264, 528, 264, 372, 744, 591, 1182, 2364, 952, 952, 957, 1914, 1914, 356, 712, 551, 1102, 1653, 611, 1222, 942, 132, 264, 396, 999, 999, 929, 1858, 3716, 39, 197, 502, 502, 361, 722, 361, 131, 262, 524, 795, 1590, 1590, 788, 1576, 2364, 475, 950, 1900, 424, 848, 1272, 963, 1926, 963, 812, 1624, 3248, 2436, 995, 1990, 2985, 942, 1884, 1884, 670, 1340, 2680, 873, 1746, 917, 597, 1194, 2388, 597, 486, 972, 1458, 634, 1268, 2536, 634, 337, 674, 337, 265, 265, 694, 1388, 2082, 887, 1774, 1774, 158, 158, 807, 1614, 3228, 2421, 204, 408, 816, 612, 475, 950, 1900, 1425, 200, 400, 879, 1758, 120, 240, 360, 858, 1716, 3432, 203, 406, 406, 689, 689, 732, 1464, 882, 751, 1502, 3004, 586, 1172, 443, 443, 203, 406, 609, 764, 1528, 3056, 764, 422, 844, 1688, 844, 603, 1206, 2412, 1809, 921, 1842, 3684, 1842, 653, 1306, 2612, 1959, 701, 1402]</text:p>
      <text:p text:style-name="P6"/>
      <text:p text:style-name="P2"><text:span text:style-name="T1">Algoritm evolutiv 1 # </text:span><text:span text:style-name="T8">var1 cu incrucisare uniforma, mutate_swap si noua generatie formata din descendenti</text:span><text:span text:style-name="T1">:</text:span></text:p>
      <text:p text:style-name="P11"/>
      <text:p text:style-name="P2"><text:span text:style-name="T1">Spațiul <text:s text:c="7"/>Populatie <text:s text:c="7"/>Generatii <text:s text:c="7"/>Valoare <text:s/>Maxima <text:s text:c="9"/>Media <text:s text:c="13"/>Timp </text:span></text:p>
      <text:p text:style-name="P2"><text:span text:style-name="T1">20 <text:s text:c="16"/>100 <text:s text:c="17"/>100 <text:s text:c="18"/>696 <text:s text:c="21"/>667.9 <text:s text:c="12"/></text:span><text:span text:style-name="T5">0.3808709</text:span></text:p>
      <text:p text:style-name="P2"><text:span text:style-name="T1"><text:s text:c="45"/>500 <text:s text:c="19"/>707 <text:s text:c="20"/>675.4 <text:s text:c="12"/></text:span><text:span text:style-name="T5">1.9531885</text:span></text:p>
      <text:p text:style-name="P2"><text:span text:style-name="T1"><text:s text:c="45"/>1000 <text:s text:c="17"/>697 <text:s text:c="20"/>666.8 <text:s text:c="12"/></text:span><text:span text:style-name="T5">4.236144</text:span><text:span text:style-name="T6">9</text:span></text:p>
      <text:p text:style-name="P2"><text:span text:style-name="T1"><text:s text:c="22"/>500 <text:s text:c="16"/>100 <text:s text:c="19"/>771 <text:s text:c="20"/>717.6 <text:s text:c="12"/></text:span><text:span text:style-name="T5">2.193873</text:span><text:span text:style-name="T6">0</text:span></text:p>
      <text:p text:style-name="P2"><text:span text:style-name="T1"><text:s text:c="45"/>500 <text:s text:c="19"/>722 <text:s text:c="20"/>709.1 <text:s text:c="12"/></text:span><text:span text:style-name="T5">9.9501949</text:span></text:p>
      <text:p text:style-name="P2"><text:soft-page-break/><text:span text:style-name="T1"><text:s text:c="45"/>1000 <text:s text:c="17"/>737 <text:s text:c="20"/>711.0 <text:s text:c="12"/></text:span><text:span text:style-name="T5">19.473209</text:span></text:p>
      <text:p text:style-name="P2"><text:span text:style-name="T1"><text:s text:c="23"/>1000 <text:s text:c="13"/>100 <text:s text:c="19"/>733 <text:s text:c="20"/>720.7 <text:s text:c="12"/></text:span><text:span text:style-name="T5">3.8856746</text:span></text:p>
      <text:p text:style-name="P2"><text:span text:style-name="T1"><text:s text:c="45"/>500 <text:s text:c="19"/>762 <text:s text:c="20"/>729.1 <text:s text:c="11"/></text:span><text:span text:style-name="T5">19.5695096</text:span></text:p>
      <text:p text:style-name="P2"><text:span text:style-name="T1"><text:s text:c="45"/>1000 <text:s text:c="18"/>787 <text:s text:c="19"/>786.8 <text:s text:c="12"/></text:span><text:span text:style-name="T5">38.895730</text:span></text:p>
      <text:p text:style-name="P12">-------------------------------------------------------------------------------------------------------------------------------------------</text:p>
      <text:p text:style-name="P2"><text:span text:style-name="T1">200 <text:s text:c="15"/>100 <text:s text:c="17"/>50 <text:s text:c="21"/></text:span><text:span text:style-name="T5">9</text:span><text:span text:style-name="T6">7853</text:span><text:span text:style-name="T1"> <text:s text:c="19"/></text:span><text:span text:style-name="T5">974</text:span><text:span text:style-name="T6">8</text:span><text:span text:style-name="T5">5</text:span><text:span text:style-name="T1"> <text:s text:c="9"/></text:span><text:span text:style-name="T6">1</text:span><text:span text:style-name="T5">5.</text:span><text:span text:style-name="T6">64</text:span><text:span text:style-name="T5">4544</text:span></text:p>
      <text:p text:style-name="P2"><text:span text:style-name="T1"><text:s text:c="44"/>100 <text:s text:c="20"/></text:span><text:span text:style-name="T5">97991</text:span><text:span text:style-name="T1"> <text:s text:c="17"/></text:span><text:span text:style-name="T5">97745</text:span><text:span text:style-name="T1"> <text:s text:c="8"/></text:span><text:span text:style-name="T5">25.514544</text:span></text:p>
      <text:p text:style-name="P2"><text:span text:style-name="T1"><text:s text:c="45"/>500 <text:s text:c="20"/>97956 <text:s text:c="17"/>97808 <text:s text:c="7"/></text:span><text:span text:style-name="T6">175</text:span><text:span text:style-name="T5">.5786453</text:span><text:span text:style-name="T6">9</text:span></text:p>
      <text:p text:style-name="P2"><text:span text:style-name="T1"><text:s text:c="22"/>500 <text:s text:c="17"/>50 <text:s text:c="22"/>98207 <text:s text:c="16"/></text:span><text:span text:style-name="T6">97742</text:span><text:span text:style-name="T5">.</text:span><text:span text:style-name="T6">9</text:span><text:span text:style-name="T1"> <text:s text:c="8"/></text:span><text:span text:style-name="T6">69</text:span><text:span text:style-name="T5">.</text:span><text:span text:style-name="T6">41</text:span><text:span text:style-name="T5">626606</text:span></text:p>
      <text:p text:style-name="P11"/>
      <text:p text:style-name="P11"/>
      <text:p text:style-name="P2"><text:span text:style-name="T1">Algoritm evolutiv 2 </text:span><text:span text:style-name="T8"># var2 incrucisar</text:span><text:span text:style-name="T9">e intr-un punct de taietura</text:span><text:span text:style-name="T8">, mutatie </text:span><text:span text:style-name="T9">hard, pastrarea eliterlor anterioare</text:span><text:span text:style-name="T8"><text:line-break/></text:span></text:p>
      <text:p text:style-name="P2"><text:span text:style-name="T1">Spațiul <text:s text:c="7"/>Populatie <text:s text:c="7"/>Generatii <text:s text:c="7"/>Valoare <text:s/>Maxima <text:s text:c="9"/>Media <text:s text:c="13"/>Timp </text:span></text:p>
      <text:p text:style-name="P2"><text:span text:style-name="T1">20 <text:s text:c="16"/>100 <text:s text:c="17"/>100 <text:s text:c="20"/>781 <text:s text:c="19"/>755.9 <text:s text:c="10"/></text:span><text:span text:style-name="T5">0.40868153</text:span></text:p>
      <text:p text:style-name="P2"><text:span text:style-name="T1"><text:s text:c="45"/>500 <text:s text:c="20"/>787 <text:s text:c="20"/>776.8 <text:s text:c="9"/></text:span><text:span text:style-name="T5">2.5786453</text:span><text:span text:style-name="T6">9</text:span></text:p>
      <text:p text:style-name="P2"><text:span text:style-name="T1"><text:s text:c="45"/>1000 <text:s text:c="18"/>787 <text:s text:c="20"/>781.8 <text:s text:c="9"/></text:span><text:span text:style-name="T5">4.50981962</text:span></text:p>
      <text:p text:style-name="P2"><text:span text:style-name="T1"><text:s text:c="22"/>500 <text:s text:c="16"/>100 <text:s text:c="20"/>787 <text:s text:c="20"/></text:span><text:span text:style-name="T5">777.8</text:span><text:span text:style-name="T1"> <text:s text:c="8"/></text:span><text:span text:style-name="T5">2.25626606</text:span></text:p>
      <text:p text:style-name="P2"><text:span text:style-name="T1"><text:s text:c="45"/>500 <text:s text:c="20"/>787 <text:s text:c="20"/>786 <text:s text:c="12"/></text:span><text:span text:style-name="T5">10.4856688</text:span><text:span text:style-name="T1"> <text:s text:c="11"/></text:span></text:p>
      <text:p text:style-name="P2"><text:span text:style-name="T1"><text:s text:c="45"/>1000 <text:s text:c="18"/>787 <text:s text:c="20"/>786.6 <text:s text:c="9"/></text:span><text:span text:style-name="T5">21.2545937</text:span></text:p>
      <text:p text:style-name="P2"><text:span text:style-name="T1"><text:s text:c="23"/>1000 <text:s text:c="13"/>100 <text:s text:c="20"/>787 <text:s text:c="20"/>781.6 <text:s text:c="9"/></text:span><text:span text:style-name="T5">4.50103435</text:span></text:p>
      <text:p text:style-name="P2"><text:span text:style-name="T1"><text:s text:c="45"/>500 <text:s text:c="20"/>787 <text:s text:c="20"/>786.3 <text:s text:c="9"/></text:span><text:span text:style-name="T5">22.582711</text:span><text:span text:style-name="T6">2</text:span></text:p>
      <text:p text:style-name="P2"><text:span text:style-name="T1"><text:s text:c="45"/>1000 <text:s text:c="18"/>787 <text:s text:c="20"/>786.9 <text:s text:c="6"/></text:span><text:span text:style-name="T6"><text:s text:c="4"/>43</text:span><text:span text:style-name="T5">.895730</text:span></text:p>
      <text:p text:style-name="P12">---------------------------------------------------------------------------------------------------------------------------------------------</text:p>
      <text:p text:style-name="P2"><text:span text:style-name="T1">200 <text:s text:c="14"/>100 <text:s text:c="18"/>50 <text:s text:c="20"/></text:span><text:span text:style-name="T5">9</text:span><text:span text:style-name="T6">7429 <text:s text:c="25"/>97057</text:span><text:span text:style-name="T1"> <text:s text:c="10"/></text:span><text:span text:style-name="T5">1.</text:span><text:span text:style-name="T6">21</text:span><text:span text:style-name="T5">1711049</text:span></text:p>
      <text:p text:style-name="P2"><text:span text:style-name="T1"><text:s text:c="44"/>100 <text:s text:c="20"/></text:span><text:span text:style-name="T5">97514</text:span><text:span text:style-name="T6"> <text:s text:c="22"/></text:span><text:span text:style-name="T5">97211</text:span><text:span text:style-name="T1"> <text:s text:c="8"/></text:span><text:span text:style-name="T5">1.511711049</text:span></text:p>
      <text:p text:style-name="P8"><text:s text:c="45"/>500 <text:s text:c="19"/>97630 <text:s text:c="16"/>973868 <text:s text:c="7"/>10.00066294</text:p>
      <text:p text:style-name="P2"><text:span text:style-name="T1"><text:s text:c="22"/>500 <text:s text:c="16"/>50 <text:s text:c="22"/>97927 <text:s text:c="16"/>97090 <text:s text:c="8"/></text:span><text:span text:style-name="T6">4.16199</text:span><text:span text:style-name="T5">26606</text:span></text:p>
      <text:p text:style-name="P8"/>
      <text:p text:style-name="P2"><text:soft-page-break/><draw:frame draw:style-name="fr1" draw:name="15" text:anchor-type="as-char" svg:width="4.8709in" style:rel-width="scale" svg:height="3.8217in" style:rel-height="scale" draw:z-index="14"><draw:object-ole xlink:href="./OleObj15" xlink:type="simple" xlink:show="embed" xlink:actuate="onLoad"/><draw:image xlink:href="./ObjectReplacements/OleObj15" xlink:type="simple" xlink:show="embed" xlink:actuate="onLoad"/></draw:frame></text:p>
      <text:p text:style-name="P12">In decursul unui numar stabilit de generatii, calitatea descendentilor variaza la toti algoritmii.</text:p>
      <text:p text:style-name="P13"/>
      <text:p text:style-name="P13"/>
      <text:p text:style-name="P2"><draw:frame draw:style-name="fr1" draw:name="16" text:anchor-type="as-char" svg:width="4.7591in" style:rel-width="scale" svg:height="3.7965in" style:rel-height="scale" draw:z-index="15"><draw:object-ole xlink:href="./OleObj16" xlink:type="simple" xlink:show="embed" xlink:actuate="onLoad"/><draw:image xlink:href="./ObjectReplacements/OleObj16" xlink:type="simple" xlink:show="embed" xlink:actuate="onLoad"/></draw:frame></text:p>
      <text:p text:style-name="P12"><text:soft-page-break/>Observam linia portocalie, pastrarea elitelor ofera un fitness mai bun la fiecare iteratie</text:p>
      <text:p text:style-name="P12"/>
      <text:p text:style-name="P2"><draw:frame draw:style-name="fr1" draw:name="17" text:anchor-type="as-char" svg:width="4.6138in" style:rel-width="scale" svg:height="3.7118in" style:rel-height="scale" draw:z-index="16"><draw:object-ole xlink:href="./OleObj17" xlink:type="simple" xlink:show="embed" xlink:actuate="onLoad"/><draw:image xlink:href="./ObjectReplacements/OleObj17" xlink:type="simple" xlink:show="embed" xlink:actuate="onLoad"/></draw:frame></text:p>
      <text:p text:style-name="P12"/>
      <text:p text:style-name="P12">Linia portocalia este calitatea media, albastra este best.</text:p>
      <text:p text:style-name="P13"/>
      <text:p text:style-name="P8">3.2 Problema comis-voiajorului (TSP)</text:p>
      <text:p text:style-name="P8">Date de test:</text:p>
      <text:p text:style-name="P8">a) nr_orase = 10</text:p>
      <text:p text:style-name="P15"><text:span text:style-name="T4">coordonate orașe din fișierul: kroB10.txt</text:span></text:p>
      <text:p text:style-name="P15"><text:span text:style-name="T5"/></text:p>
      <text:p text:style-name="P8">b) nr orase = 100</text:p>
      <text:p text:style-name="P2"><text:span text:style-name="T4">coordonate orașe din fișierul: kroB100.txt</text:span></text:p>
      <text:p text:style-name="P8"/>
      <text:p text:style-name="P2"><text:span text:style-name="T1">Algoritm evolutiv 1 # </text:span><text:span text:style-name="T8">var1 </text:span><text:span text:style-name="T9">elite, </text:span><text:span text:style-name="T8">pmx crossorder, mutate_swap</text:span><text:span text:style-name="T1">:, </text:span></text:p>
      <text:p text:style-name="P11"/>
      <text:p text:style-name="P2"><text:span text:style-name="T1">Spațiul <text:s text:c="7"/>Populatie <text:s text:c="7"/>Generatii <text:s text:c="17"/>Best <text:s text:c="20"/>Media <text:s text:c="13"/>Timp </text:span></text:p>
      <text:p text:style-name="P2"><text:span text:style-name="T1">10 <text:s text:c="16"/>100 <text:s text:c="17"/>100 <text:s text:c="18"/></text:span><text:span text:style-name="T5">8970</text:span><text:span text:style-name="T1"> <text:s text:c="21"/></text:span><text:span text:style-name="T5">9</text:span><text:span text:style-name="T6">1</text:span><text:span text:style-name="T5">39</text:span><text:span text:style-name="T1"> <text:s text:c="11"/></text:span><text:span text:style-name="T5">0.4434762</text:span></text:p>
      <text:p text:style-name="P2"><text:soft-page-break/><text:span text:style-name="T1"><text:s text:c="45"/>500 <text:s text:c="18"/></text:span><text:span text:style-name="T5">8970</text:span><text:span text:style-name="T1"> <text:s text:c="20"/></text:span><text:span text:style-name="T5">9110</text:span><text:span text:style-name="T1"> <text:s text:c="12"/></text:span><text:span text:style-name="T5">4.2402480</text:span></text:p>
      <text:p text:style-name="P2"><text:span text:style-name="T1"><text:s text:c="45"/>1000 <text:s text:c="16"/></text:span><text:span text:style-name="T5">8970</text:span><text:span text:style-name="T1"> <text:s text:c="20"/></text:span><text:span text:style-name="T5">8977</text:span><text:span text:style-name="T1"> <text:s text:c="12"/></text:span><text:span text:style-name="T5">8.643882</text:span></text:p>
      <text:p text:style-name="P2"><text:span text:style-name="T1"><text:s text:c="22"/>500 <text:s text:c="16"/>100 <text:s text:c="18"/></text:span><text:span text:style-name="T5">8970</text:span><text:span text:style-name="T1"> <text:s text:c="19"/></text:span><text:span text:style-name="T5">9051</text:span><text:span text:style-name="T1"> <text:s text:c="12"/></text:span><text:span text:style-name="T6"><text:s text:c="2"/></text:span><text:span text:style-name="T5">4.464234</text:span></text:p>
      <text:p text:style-name="P2"><text:span text:style-name="T1"><text:s text:c="45"/>500 <text:s text:c="18"/></text:span><text:span text:style-name="T5">8970</text:span><text:span text:style-name="T1"> <text:s text:c="19"/></text:span><text:span text:style-name="T5">9004</text:span><text:span text:style-name="T1"> <text:s text:c="12"/></text:span><text:span text:style-name="T6"><text:s text:c="2"/></text:span><text:span text:style-name="T5">20.73233</text:span></text:p>
      <text:p text:style-name="P2"><text:span text:style-name="T1"><text:s text:c="45"/>1000 <text:s text:c="16"/></text:span><text:span text:style-name="T5">8970</text:span><text:span text:style-name="T1"> <text:s text:c="20"/></text:span><text:span text:style-name="T5">9018</text:span><text:span text:style-name="T1"> <text:s text:c="12"/></text:span><text:span text:style-name="T5">42.061033</text:span></text:p>
      <text:p text:style-name="P12">------------------------------------------------------------------------------------------------------------------------------------------</text:p>
      <text:p text:style-name="P2"><text:span text:style-name="T1">100 <text:s text:c="14"/>100 <text:s text:c="19"/>50 <text:s text:c="18"/></text:span><text:span text:style-name="T5">91344</text:span><text:span text:style-name="T6"> <text:s text:c="22"/></text:span><text:span text:style-name="T5">90584</text:span><text:span text:style-name="T6"> <text:s text:c="14"/></text:span><text:span text:style-name="T5">7.63882982</text:span></text:p>
      <text:p text:style-name="P2"><text:span text:style-name="T1"><text:s text:c="45"/>100 <text:s text:c="18"/></text:span><text:span text:style-name="T5">79400</text:span><text:span text:style-name="T6"> <text:s text:c="23"/></text:span><text:span text:style-name="T5">9110</text:span><text:span text:style-name="T1"> <text:s text:c="12"/></text:span><text:span text:style-name="T5">4.2402480</text:span></text:p>
      <text:p text:style-name="P2"><text:span text:style-name="T1"><text:s text:c="45"/>500 <text:s text:c="18"/></text:span><text:span text:style-name="T5">56462</text:span><text:span text:style-name="T6"> <text:s text:c="23"/></text:span><text:span text:style-name="T5">71192</text:span><text:span text:style-name="T6"> <text:s text:c="14"/></text:span><text:span text:style-name="T5">36.551867</text:span></text:p>
      <text:p text:style-name="P2"><text:span text:style-name="T1"><text:s text:c="22"/>500 <text:s text:c="16"/>50 <text:s text:c="20"/></text:span><text:span text:style-name="T5">79793</text:span><text:span text:style-name="T6"> <text:s text:c="23"/></text:span><text:span text:style-name="T5">91852</text:span><text:span text:style-name="T6"> <text:s text:c="14"/></text:span><text:span text:style-name="T5">19.3693195</text:span></text:p>
      <text:p text:style-name="P2"><text:span text:style-name="T1"><text:s text:c="45"/>100 <text:s text:c="18"/></text:span><text:span text:style-name="T5">73001</text:span><text:span text:style-name="T6"> <text:s text:c="23"/></text:span><text:span text:style-name="T5">82353</text:span><text:span text:style-name="T6"> <text:s text:c="15"/></text:span><text:span text:style-name="T5">39.1250143</text:span></text:p>
      <text:p text:style-name="P2"><text:span text:style-name="T1"/></text:p>
      <text:p text:style-name="P2"><text:span text:style-name="T1"/></text:p>
      <text:p text:style-name="P11"/>
      <text:p text:style-name="P15"><text:span text:style-name="T1">Algoritm evolutiv 2 </text:span><text:span text:style-name="T8"># var2 </text:span><text:span text:style-name="T9">elite, </text:span><text:span text:style-name="T8"># ordered_crossorder, mutate_swap</text:span></text:p>
      <text:p text:style-name="P11"/>
      <text:p text:style-name="P2"><text:span text:style-name="T1">Spațiul <text:s text:c="7"/>Populatie <text:s text:c="7"/>Generatii <text:s text:c="17"/>Best <text:s text:c="20"/>Media <text:s text:c="13"/>Timp </text:span></text:p>
      <text:p text:style-name="P2"><text:span text:style-name="T1">10 <text:s text:c="16"/>100 <text:s text:c="17"/>100 <text:s text:c="20"/></text:span><text:span text:style-name="T5">8970</text:span><text:span text:style-name="T1"> <text:s text:c="19"/></text:span><text:span text:style-name="T5">9</text:span><text:span text:style-name="T6">3</text:span><text:span text:style-name="T5">93</text:span><text:span text:style-name="T1"> <text:s text:c="6"/></text:span><text:span text:style-name="T6"><text:s text:c="4"/></text:span><text:span text:style-name="T5">0.91024127</text:span></text:p>
      <text:p text:style-name="P2"><text:span text:style-name="T1"><text:s text:c="45"/>500 <text:s text:c="20"/></text:span><text:span text:style-name="T5">8970</text:span><text:span text:style-name="T1"> <text:s text:c="19"/></text:span><text:span text:style-name="T5">9283</text:span><text:span text:style-name="T6"> <text:s text:c="2"/></text:span><text:span text:style-name="T1"><text:s text:c="7"/></text:span><text:span text:style-name="T5">4.3624203</text:span></text:p>
      <text:p text:style-name="P2"><text:span text:style-name="T1"><text:s text:c="45"/>1000 <text:s text:c="18"/></text:span><text:span text:style-name="T5">9042</text:span><text:span text:style-name="T6"> <text:s text:c="26"/></text:span><text:span text:style-name="T5">9286</text:span><text:span text:style-name="T1"> <text:s text:c="9"/></text:span><text:span text:style-name="T5">9.23693</text:span><text:span text:style-name="T1"> </text:span></text:p>
      <text:p text:style-name="P2"><text:span text:style-name="T1"><text:s text:c="20"/>500 <text:s text:c="18"/>100 <text:s text:c="20"/></text:span><text:span text:style-name="T5">8970</text:span><text:span text:style-name="T1"> <text:s text:c="19"/></text:span><text:span text:style-name="T5">9115</text:span><text:span text:style-name="T1"> <text:s text:c="8"/></text:span><text:span text:style-name="T5">4.8402122</text:span></text:p>
      <text:p text:style-name="P2"><text:span text:style-name="T1"><text:s text:c="45"/>500 <text:s text:c="20"/></text:span><text:span text:style-name="T5">8970</text:span><text:span text:style-name="T1"> <text:s text:c="19"/></text:span><text:span text:style-name="T5">9176</text:span><text:span text:style-name="T6"> <text:s text:c="11"/></text:span><text:span text:style-name="T5">21.9895586</text:span></text:p>
      <text:p text:style-name="P2"><text:span text:style-name="T1"><text:s text:c="45"/>1000 <text:s text:c="18"/></text:span><text:span text:style-name="T5">8970</text:span><text:span text:style-name="T1"> <text:s text:c="19"/></text:span><text:span text:style-name="T5">9175</text:span><text:span text:style-name="T1"> <text:s text:c="8"/></text:span><text:span text:style-name="T5">43.649843</text:span></text:p>
      <text:p text:style-name="P12">--------------------------------------------------------------------------------------------------------------------------------------------</text:p>
      <text:p text:style-name="P2"><text:span text:style-name="T1">100 <text:s text:c="14"/>100 <text:s text:c="18"/>50 <text:s text:c="18"/></text:span><text:span text:style-name="T5">90333</text:span><text:span text:style-name="T6"> <text:s text:c="21"/></text:span><text:span text:style-name="T5">101065</text:span><text:span text:style-name="T6"> <text:s text:c="15"/></text:span><text:span text:style-name="T5">4.0093528</text:span></text:p>
      <text:p text:style-name="P2"><text:span text:style-name="T1"><text:s text:c="45"/>100 <text:s text:c="18"/></text:span><text:span text:style-name="T5">88485</text:span><text:span text:style-name="T6"> <text:s text:c="23"/></text:span><text:span text:style-name="T5">93752</text:span><text:span text:style-name="T6"> <text:s text:c="14"/></text:span><text:span text:style-name="T5">7.1392742</text:span></text:p>
      <text:p text:style-name="P2"><text:span text:style-name="T1"><text:s text:c="45"/>500 <text:s text:c="18"/></text:span><text:span text:style-name="T5">81960</text:span><text:span text:style-name="T6"> <text:s text:c="23"/></text:span><text:span text:style-name="T5">88512</text:span><text:span text:style-name="T6"> <text:s text:c="14"/></text:span><text:span text:style-name="T5">35.7518207</text:span></text:p>
      <text:p text:style-name="P2"><text:span text:style-name="T1"><text:s text:c="22"/>500 <text:s text:c="16"/>50 <text:s text:c="20"/></text:span><text:span text:style-name="T5">91006</text:span><text:span text:style-name="T6"> <text:s text:c="23"/></text:span><text:span text:style-name="T5">97744</text:span><text:span text:style-name="T6"> <text:s text:c="14"/></text:span><text:span text:style-name="T5">18.738864</text:span></text:p>
      <text:p text:style-name="P2"><text:span text:style-name="T1"><text:s text:c="45"/>100 <text:s text:c="18"/></text:span><text:span text:style-name="T5">77387</text:span><text:span text:style-name="T6"> <text:s text:c="23"/></text:span><text:span text:style-name="T5">88485</text:span><text:span text:style-name="T6"> <text:s text:c="15"/></text:span><text:span text:style-name="T5">39.2635</text:span><text:span text:style-name="T6">943</text:span></text:p>
      <text:p text:style-name="P13"><text:soft-page-break/></text:p>
      <text:p text:style-name="P2"><draw:frame draw:style-name="fr1" draw:name="18" text:anchor-type="as-char" svg:width="5.3957in" style:rel-width="scale" svg:height="4.3543in" style:rel-height="scale" draw:z-index="17"><draw:object-ole xlink:href="./OleObj18" xlink:type="simple" xlink:show="embed" xlink:actuate="onLoad"/><draw:image xlink:href="./ObjectReplacements/OleObj18" xlink:type="simple" xlink:show="embed" xlink:actuate="onLoad"/></draw:frame></text:p>
      <text:p text:style-name="P8">Observam ca cele 2 tipuri de algoritmi evolutivi ofera date similare (bar versus line)</text:p>
      <text:p text:style-name="P8"/>
      <text:p text:style-name="P2"><text:soft-page-break/><draw:frame draw:style-name="fr1" draw:name="19" text:anchor-type="as-char" svg:width="5.6665in" style:rel-width="scale" svg:height="4.4689in" style:rel-height="scale" draw:z-index="18"><draw:object-ole xlink:href="./OleObj19" xlink:type="simple" xlink:show="embed" xlink:actuate="onLoad"/><draw:image xlink:href="./ObjectReplacements/OleObj19" xlink:type="simple" xlink:show="embed" xlink:actuate="onLoad"/></draw:frame></text:p>
      <text:p text:style-name="P8">Linia portocalie este media calitatilor, iar cea albastra best</text:p>
      <text:p text:style-name="P8"/>
      <text:p text:style-name="P2"><text:span text:style-name="T2">4. Concluzii:</text:span></text:p>
      <text:p text:style-name="P8"/>
      <text:p text:style-name="P9">Analiza Rucsac </text:p>
      <text:p text:style-name="P8">- observam ca obtinem date mai bune pentru algoritmul evolutiv cu pastrarea elitelor</text:p>
      <text:p text:style-name="P8">- se genereaza o solutie buna cu cat populatia este mai mare si generatiile mai multe</text:p>
      <text:p text:style-name="P8">- timpul de executie devine semnificativ mai mare pentru var1</text:p>
      <text:p text:style-name="P8">- algoritmul evolutiv determina o solutie mai buna comparativ cu tabu-search</text:p>
      <text:p text:style-name="P8"/>
      <text:p text:style-name="P9">Analiza AE pentru TSP</text:p>
      <text:p text:style-name="P8">- intre cele doua variante de algoritm diferentele se sesizeaza minimal, totusi incrucisarea pmx permite o solutie mai buna si pastrarea ei pe parcursul generatiilor</text:p>
      <text:p text:style-name="P8">- timpul de executie creste pe masura populatiei si a generatii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JetBrains Mono" svg:font-family="'JetBrains Mono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7T13:30:27.590000000</dc:date>
    <meta:editing-duration>PT5M19S</meta:editing-duration>
    <meta:editing-cycles>1</meta:editing-cycles>
    <meta:document-statistic meta:table-count="0" meta:image-count="0" meta:object-count="19" meta:page-count="16" meta:paragraph-count="131" meta:word-count="1219" meta:character-count="12513" meta:non-whitespace-character-count="6756"/>
    <meta:generator>Neat_Office/6.2.8.2$Windows_x86 LibreOffice_project/</meta:generator>
  </office:meta>
</office:document-meta>
</file>